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99023728488549362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320358770124201823"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8889895805200076827"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9141086726712403854"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747711930281571970"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5821453698689504788"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1851138548856256292"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6482140361548361518"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7668855" text:continue-list="list1851138548856256292"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07312295134177048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669638"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652980"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7665806"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7667919"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670485"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3562179318420646215"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2805842607757475042"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476325583467153915"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653721"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548255499482249869"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231339115221530694"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379389487902065175" text:style-name="L15">
        <text:list-item>
          <text:list>
            <text:list-header>
              <text:p text:style-name="P182">1.5 miles averaging about 9:40/mile and rest 1 min</text:p>
            </text:list-header>
          </text:list>
        </text:list-item>
      </text:list>
      <text:p text:style-name="P24">1 mile in 8:26 and rest 2 min</text:p>
      <text:list xml:id="list829356844705767107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848518543857961129"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662479"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4548073550112371882"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139489184089116726"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13957690423342708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7657577" text:continue-list="list3139489184089116726" text:style-name="L19">
        <text:list-item>
          <text:list>
            <text:list-header>
              <text:p text:style-name="P186">(Pace*HR)=1240</text:p>
            </text:list-header>
          </text:list>
        </text:list-item>
      </text:list>
      <text:list xml:id="list37674200" text:continue-list="list4548073550112371882" text:style-name="L18">
        <text:list-item>
          <text:list>
            <text:list-header>
              <text:p text:style-name="P185">2 miles at 10:46/mile Ave HR= 121 bpm and rest a few minutes</text:p>
            </text:list-header>
          </text:list>
        </text:list-item>
      </text:list>
      <text:list xml:id="list37666634" text:continue-list="list37657577"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7664041"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64973226336132948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585470143545878026"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110410469802802839"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560229850582010231"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536645783245991889"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673001284150619899"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7655877"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659936"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621395877794993018"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091344914635939080"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5382094582716255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670528676256515086"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537472208463310947"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810499731941078949" text:style-name="L32">
        <text:list-item>
          <text:list>
            <text:list-header>
              <text:p text:style-name="P196">0.25 miles in 2:54</text:p>
              <text:p text:style-name="P196">1 mile in 9:21 going faster as I ran and ending at around 8:30 pace</text:p>
            </text:list-header>
          </text:list>
        </text:list-item>
      </text:list>
      <text:list xml:id="list226699251731695049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660712735054455197"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30694744031349889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898785369431292817"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10"><text:span text:style-name="T3">Splits: 9:21, 8:54, 8:44 and 8:20/mile for the last 0.1 miles</text:span></text:p>
      <text:p text:style-name="P24"><text:s text:c="5"/></text:p>
      <text:p text:style-name="P24"/>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799533401481482916"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text:soft-page-break/></text:p>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03T17:41:28.51</dc:date>
    <dc:creator>James Lombardi</dc:creator>
    <meta:editing-duration>P25DT4H21M14S</meta:editing-duration>
    <meta:editing-cycles>1970</meta:editing-cycles>
    <meta:generator>OpenOffice/4.1.2$Win32 OpenOffice.org_project/412m3$Build-9782</meta:generator>
    <meta:document-statistic meta:table-count="0" meta:image-count="9" meta:object-count="0" meta:page-count="196" meta:paragraph-count="5695" meta:word-count="61663" meta:character-count="316074"/>
  </office:meta>
</office:document-meta>
</file>